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.0312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P18" style:parent-style-name="TableContents" style:family="paragraph">
      <style:text-properties fo:language="ru" fo:country="RU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" style:parent-style-name="TableContents" style:family="paragraph">
      <style:text-properties fo:language="ru" fo:country="RU"/>
    </style:style>
    <style:style style:name="TableCell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ableCell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ableCell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P65" style:parent-style-name="TableContents" style:family="paragraph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TableCell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9" style:parent-style-name="TableContents" style:family="paragraph">
      <style:text-properties fo:language="ru" fo:country="RU"/>
    </style:style>
    <style:style style:name="P80" style:parent-style-name="TableContents" style:family="paragraph">
      <style:text-properties fo:language="ru" fo:country="RU"/>
    </style:style>
    <style:style style:name="P81" style:parent-style-name="TableContents" style:family="paragraph">
      <style:text-properties fo:language="ru" fo:country="RU"/>
    </style:style>
    <style:style style:name="P82" style:parent-style-name="TableContents" style:family="paragraph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P86" style:parent-style-name="TableContents" style:family="paragraph">
      <style:text-properties fo:language="ru" fo:country="RU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ableCell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7" style:parent-style-name="TableContents" style:family="paragraph">
      <style:text-properties fo:font-weight="bold" style:font-weight-asian="bold" style:font-weight-complex="bold" fo:language="ru" fo:country="RU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0" style:parent-style-name="TableContents" style:family="paragraph">
      <style:text-properties fo:language="ru" fo:country="RU"/>
    </style:style>
    <style:style style:name="TableCell1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2" style:parent-style-name="TableContents" style:family="paragraph">
      <style:text-properties fo:language="ru" fo:country="RU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fo:language="ru" fo:country="RU"/>
    </style:style>
    <style:style style:name="T107" style:parent-style-name="Основнойшрифтабзаца" style:family="text">
      <style:text-properties fo:language="ru" fo:country="RU"/>
    </style:style>
    <style:style style:name="TableCell1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09" style:parent-style-name="Основнойшрифтабзаца" style:family="text">
      <style:text-properties fo:language="ru" fo:country="RU"/>
    </style:style>
    <style:style style:name="T110" style:parent-style-name="Основнойшрифтабзаца" style:family="text">
      <style:text-properties fo:language="ru" fo:country="RU"/>
    </style:style>
    <style:style style:name="T111" style:parent-style-name="Основнойшрифтабзаца" style:family="text">
      <style:text-properties fo:language="ru" fo:country="RU"/>
    </style:style>
    <style:style style:name="T112" style:parent-style-name="Основнойшрифтабзаца" style:family="text">
      <style:text-properties fo:language="ru" fo:country="RU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ableCell1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19" style:parent-style-name="Основнойшрифтабзаца" style:family="text">
      <style:text-properties fo:language="ru" fo:country="RU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22" style:parent-style-name="Основнойшрифтабзаца" style:family="text">
      <style:text-properties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124" style:parent-style-name="Основнойшрифтабзаца" style:family="text">
      <style:text-properties fo:language="ru" fo:country="RU"/>
    </style:style>
    <style:style style:name="TableCell1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6" style:parent-style-name="TableContents" style:family="paragraph">
      <style:text-properties fo:language="ru" fo:country="RU"/>
    </style:style>
    <style:style style:name="P127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Морохин Никита Алексеевич</text:p>
          </table:table-cell>
        </table:table-row>
        <table:table-row table:style-name="TableRow10">
          <table:table-cell table:style-name="TableCell11" table:number-columns-spanned="2">
            <text:p text:style-name="P12">C#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Изменение его реализации в<text:s/>классе-наследнике.</text:p>
            <text:p text:style-name="P18">Когда мы<text:s/>изменяем реализацию виртуального метода базового класса.</text:p>
          </table:table-cell>
        </table:table-row>
        <table:table-row table:style-name="TableRow19">
          <table:table-cell table:style-name="TableCell20">
            <text:p text:style-name="P21">Какие бывают виды классов?</text:p>
          </table:table-cell>
          <table:table-cell table:style-name="TableCell22">
            <text:p text:style-name="TableContents"><text:span text:style-name="T23">По</text:span><text:s/><text:span text:style-name="T24">доступу</text:span>: Public, Private, Protected, Internal-<text:span text:style-name="T25">класс</text:span><text:s/><text:span text:style-name="T26">доступен</text:span><text:s/><text:span text:style-name="T27">только</text:span><text:s/><text:span text:style-name="T28">из</text:span><text:s/><text:span text:style-name="T29">текущей</text:span><text:s/><text:span text:style-name="T30">сборки</text:span>, Protected Internal</text:p>
            <text:p text:style-name="TableContents"><text:span text:style-name="T31">По типу:<text:s/></text:span>Abstract<text:span text:style-name="T32">,<text:s/></text:span>Partial<text:span text:style-name="T33">-определение класса разбито по неск. файлам,<text:s/></text:span>Sealed<text:span text:style-name="T34">-нельзя наследовать от такого,<text:s/></text:span>Static<text:span text:style-name="T35">,<text:s/></text:span>Nested<text:span text:style-name="T36">- такого ключ. слова нет но это класс объявленный внутри другого класса</text:span></text:p>
          </table:table-cell>
        </table:table-row>
        <table:table-row table:style-name="TableRow37">
          <table:table-cell table:style-name="TableCell38">
            <text:p text:style-name="TableContents"><text:span text:style-name="T39">Как и зачем можно<text:s/></text:span><text:span text:style-name="T40">использовать модификаторы<text:s/></text:span>sealed<text:span text:style-name="T41">,<text:s/></text:span>readonly<text:span text:style-name="T42">,<text:s/></text:span>const<text:span text:style-name="T43">? В чем отличие между ними?</text:span></text:p>
          </table:table-cell>
          <table:table-cell table:style-name="TableCell44">
            <text:p text:style-name="TableContents">Sealed<text:span text:style-name="T45">: использование с классом написано выше, с методом или свойством запрещает его переопределение в наследнике</text:span></text:p>
            <text:p text:style-name="TableContents">Readonly<text:span text:style-name="T46">: для поля: значение задается 1 раз в конструкторе и посл</text:span><text:span text:style-name="T47">е его можно только читать, есть еще для методов структур, для<text:s/></text:span>ref<text:span text:style-name="T48"><text:s/>но там впринципе везде одна логика что<text:s/></text:span>readonly<text:span text:style-name="T49">-только для чтения, не изменяется.</text:span></text:p>
            <text:p text:style-name="TableContents">Const<text:span text:style-name="T50">: константа, значение задается в исходном коде, и <text:s/>его вообще менять нельзя</text:span></text:p>
          </table:table-cell>
        </table:table-row>
        <table:table-row table:style-name="TableRow51">
          <table:table-cell table:style-name="TableCell52">
            <text:p text:style-name="TableContents"><text:span text:style-name="T53">Какие есть варианты исполь</text:span><text:span text:style-name="T54">зования ключевого слова<text:s/></text:span>try<text:span text:style-name="T55">? Для чего используется ключевое слово<text:s/></text:span>using<text:span text:style-name="T56">?</text:span></text:p>
          </table:table-cell>
          <table:table-cell table:style-name="TableCell57">
            <text:p text:style-name="TableContents">try<text:span text:style-name="T58"><text:s/>используется в конструкции<text:s/></text:span>try<text:span text:style-name="T59">-</text:span>catch<text:span text:style-name="T60"><text:s/>для отловки исключений в блоке кода<text:s/></text:span>try<text:span text:style-name="T61">, если в<text:s/></text:span>try<text:span text:style-name="T62"><text:s/>возникло исключение отлавливаемого типа то работа программы не прерывается, управление<text:s/></text:span><text:span text:style-name="T63">передается в блок<text:s/></text:span>catch<text:span text:style-name="T64">.</text:span></text:p>
            <text:p text:style-name="P65"/>
            <text:p text:style-name="TableContents">using<text:span text:style-name="T66"><text:s/>несколько вариантов: для использования пространств имен, со<text:s/></text:span>static<text:span text:style-name="T67"><text:s/>использование членов класса без необходимости писать имя класса, например просто<text:s/></text:span>WriteLine<text:span text:style-name="T68"><text:s/>а не<text:s/></text:span>Console<text:span text:style-name="T69">.</text:span>WriteLine<text:span text:style-name="T70">, а также для корректной и надежной работы с</text:span><text:span text:style-name="T71"><text:s/>классами реализующими<text:s/></text:span>IDisposable<text:span text:style-name="T72">, если в блоке кода с<text:s/></text:span>using<text:span text:style-name="T73"><text:s/>возникнет исключение все ресурсы все равно точно будут освобождены</text:span></text:p>
          </table:table-cell>
        </table:table-row>
        <table:table-row table:style-name="TableRow74">
          <table:table-cell table:style-name="TableCell75">
            <text:p text:style-name="TableContents"><text:span text:style-name="T76">Какие есть стандартные реализации интерфейса<text:s/></text:span>ICollection<text:span text:style-name="T77"><text:s/>и в каких ситуациях их нужно использовать?</text:span></text:p>
          </table:table-cell>
          <table:table-cell table:style-name="TableCell78">
            <text:p text:style-name="P79">Массив, список, очередь, стэк, хэш-таблица, словарь.</text:p>
            <text:p text:style-name="P80"/>
            <text:p text:style-name="P81">Массив и список это в принципе почти одно и тоже, список реализован на массиве размер которого динамически растет в 2 раза при необходимости. Их используем когда у нас есть просто коллекция значений, доступ происходит по индексу.</text:p>
            <text:p text:style-name="P82"/>
            <text:p text:style-name="TableContents"><text:span text:style-name="T83">Очередь и стэк используем когда доступ к элементам должен быть в определенном порядке, например<text:s/></text:span><text:soft-page-break/>FIFO<text:span text:style-name="T84">(очередь) или<text:s/></text:span>LIFO<text:span text:style-name="T85">(стэк)</text:span></text:p>
            <text:p text:style-name="P86">Хэш-таблица и словарь когда нужно хранить пары ключ-значение</text:p>
          </table:table-cell>
        </table:table-row>
        <text:soft-page-break/>
        <table:table-row table:style-name="TableRow87">
          <table:table-cell table:style-name="TableCell88">
            <text:p text:style-name="TableContents"><text:span text:style-name="T89">В чём основная идея<text:s/></text:span>LINQ<text:span text:style-name="T90">?</text:span></text:p>
          </table:table-cell>
          <table:table-cell table:style-name="TableCell91">
            <text:p text:style-name="TableContents">LINQ<text:span text:style-name="T92"><text:s/>это аля<text:s/></text:span>SQL<text:span text:style-name="T93">, технология для работы<text:s/></text:span><text:span text:style-name="T94">с коллекциями, для выборки элементов, объединений, соединений и т.п.</text:span></text:p>
          </table:table-cell>
        </table:table-row>
        <table:table-row table:style-name="TableRow95">
          <table:table-cell table:style-name="TableCell96" table:number-columns-spanned="2">
            <text:p text:style-name="P97">Разное</text:p>
          </table:table-cell>
          <table:covered-table-cell/>
        </table:table-row>
        <table:table-row table:style-name="TableRow98">
          <table:table-cell table:style-name="TableCell99">
            <text:p text:style-name="P100">Каким критериям должна удовлетворять «хорошая» хэш-функция?</text:p>
          </table:table-cell>
          <table:table-cell table:style-name="TableCell101">
            <text:p text:style-name="P102">Быстро считать хэш и давать минимальное количество коллизий</text:p>
          </table:table-cell>
        </table:table-row>
        <table:table-row table:style-name="TableRow103">
          <table:table-cell table:style-name="TableCell104">
            <text:p text:style-name="TableContents"><text:span text:style-name="T105">В чём причина популярности и широкого распространения<text:s/></text:span><text:span text:style-name="T106">кодировки<text:s/></text:span>UTF<text:span text:style-name="T107">-8?</text:span></text:p>
          </table:table-cell>
          <table:table-cell table:style-name="TableCell108">
            <text:p text:style-name="TableContents"><text:span text:style-name="T109">Потому что в<text:s/></text:span>utf<text:span text:style-name="T110">8 есть все символы всех возможных языков и даже больше, и<text:s/></text:span>utf<text:span text:style-name="T111">8 это мировой стандарт</text:span></text:p>
            <text:p text:style-name="TableContents"><text:span text:style-name="T112">Также он совместим с<text:s/></text:span>ASCII</text:p>
          </table:table-cell>
        </table:table-row>
        <table:table-row table:style-name="TableRow113">
          <table:table-cell table:style-name="TableCell114">
            <text:p text:style-name="TableContents"><text:span text:style-name="T115">Сравните форматы<text:s/></text:span>XML<text:span text:style-name="T116"><text:s/>и<text:s/></text:span>JSON<text:span text:style-name="T117">. Когда какой использовать?</text:span></text:p>
          </table:table-cell>
          <table:table-cell table:style-name="TableCell118">
            <text:p text:style-name="TableContents">JSON<text:span text:style-name="T119"><text:s/>быстрее парсится и более читаемый, более новый</text:span></text:p>
          </table:table-cell>
        </table:table-row>
        <table:table-row table:style-name="TableRow120">
          <table:table-cell table:style-name="TableCell121">
            <text:p text:style-name="TableContents"><text:span text:style-name="T122">Опишите что будет происходить «под капотом» после ввода адреса сайта в браузере и</text:span><text:span text:style-name="T123"><text:s/>нажатия<text:s/></text:span>Enter<text:span text:style-name="T124">?</text:span></text:p>
          </table:table-cell>
          <table:table-cell table:style-name="TableCell125">
            <text:p text:style-name="P126">Для того, чтобы сформировать http-запрос, браузеру сначала нужно разрешить доменное имя. Для этого он выполнит запрос к DNS-серверу. После этого создаст http запрос и попытается установить tcp-соединение через сокет - специального вида файл. Порт для tcp-соединения будет выдан операционной системой из пула свободных. Далее данные tcp-пакета операционной системой будут упакованы в ip-датаграммы, который сетевые устройства (маршрутизаторы) будут пытаться доставить по указанному ip-адресу сайта. В ходе обмена IP-датаграммами сначала будет установлено tcp соединение, и, при использовании https, tls-соединение. В ходе установки tls-соединения будет произведена проверка ssl-сертификата сервера и<text:s/>осуществлён обмен ключами симметричного шифрования для<text:s/>дальнейшего шифрования всех передаваемых данных. Веб-сервер обработает запрос клиента и вышлет обратно ответ в виде html страницы, которую браузер получит, распарсит и отрисует на экране</text:p>
          </table:table-cell>
        </table:table-row>
      </table:table>
      <text:p text:style-name="P1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user</meta:initial-creator>
    <dc:creator>user</dc:creator>
    <meta:creation-date>2017-10-20T23:40:00Z</meta:creation-date>
    <dc:date>2021-06-20T12:10:00Z</dc:date>
    <meta:template xlink:href="Normal.dotm" xlink:type="simple"/>
    <meta:editing-cycles>42</meta:editing-cycles>
    <meta:editing-duration>PT8880S</meta:editing-duration>
    <meta:document-statistic meta:page-count="2" meta:paragraph-count="7" meta:word-count="589" meta:character-count="3944" meta:row-count="28" meta:non-whitespace-character-count="3362"/>
  </office:meta>
</office:document-meta>
</file>